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paragraph-rsid="00233fe4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2491d4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rsid="00233fe4" officeooo:paragraph-rsid="00233fe4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233fe4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233fe4" officeooo:paragraph-rsid="00233fe4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officeooo:rsid="00233fe4" officeooo:paragraph-rsid="002491d4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font-size="14pt" fo:font-weight="normal" officeooo:paragraph-rsid="00233fe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font-size="11pt" officeooo:rsid="00233fe4" officeooo:paragraph-rsid="00233fe4" style:font-size-asian="11pt" style:font-size-complex="11pt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/>
    </style:style>
    <style:style style:name="T3" style:family="text">
      <style:text-properties style:font-name="Calibri" fo:font-size="11pt" fo:language="pl" fo:country="PL" fo:font-style="italic" fo:font-weight="bold" officeooo:rsid="00233fe4" style:font-size-asian="11pt" style:font-style-asian="italic" style:font-weight-asian="bold" style:font-size-complex="16pt"/>
    </style:style>
    <style:style style:name="T4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l" fo:country="PL" fo:font-style="normal" fo:font-weight="normal" officeooo:rsid="00219d3b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8" style:family="text">
      <style:text-properties style:font-name="Calibri" fo:font-size="11pt" fo:language="pl" fo:country="PL" fo:font-style="normal" fo:font-weight="normal" officeooo:rsid="002491d4" style:font-size-asian="11pt" style:font-style-asian="normal" style:font-weight-asian="normal"/>
    </style:style>
    <style:style style:name="T9" style:family="text">
      <style:text-properties style:font-name="Calibri" fo:language="pl" fo:country="PL"/>
    </style:style>
    <style:style style:name="T10" style:family="text">
      <style:text-properties style:font-name="Calibri" fo:language="pl" fo:country="PL" fo:font-style="italic" fo:font-weight="bold" style:font-style-asian="italic" style:font-weight-asian="bold"/>
    </style:style>
    <style:style style:name="T11" style:family="text">
      <style:text-properties style:font-name="Calibri" fo:language="pl" fo:country="PL" fo:font-style="italic" style:font-style-asian="italic"/>
    </style:style>
    <style:style style:name="T12" style:family="text">
      <style:text-properties style:font-name="Calibri" fo:language="pl" fo:country="PL" officeooo:rsid="00233fe4"/>
    </style:style>
    <style:style style:name="T13" style:family="text">
      <style:text-properties style:font-name="Calibri" fo:language="en" fo:country="US" fo:font-style="italic" fo:font-weight="bold" style:font-style-asian="italic" style:font-weight-asian="bold"/>
    </style:style>
    <style:style style:name="T14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15" style:family="text">
      <style:text-properties officeooo:rsid="002491d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3" loext:marker-style-name="T1"><text:span text:style-name="T9">Kacper Kula</text:span></text:p>
      <text:p text:style-name="P4" loext:marker-style-name="T1"><text:span text:style-name="T9">Zadanie numeryczne nr </text:span><text:span text:style-name="T12">2</text:span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9" loext:marker-style-name="T4"><text:span text:style-name="T10">Om</text:span><text:span text:style-name="T13">ó</text:span><text:span text:style-name="T10">wienie </text:span></text:p>
      <text:p text:style-name="P6" loext:marker-style-name="T5"><text:span text:style-name="T5">Problem polega na </text:span><text:span text:style-name="T7">rozwiązaniu układów macierzowych </text:span><text:span text:style-name="T7"><draw:frame draw:style-name="fr1" draw:name="Obiekt1" text:anchor-type="as-char" svg:y="-0.377cm" svg:width="1.289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<text:s/>dla i = 1, 2 oraz analogicznym rozwiązaniu układów macierzowych z zaburzonym wektorem wyrazów wolnych </text:span><text:span text:style-name="T7"><draw:frame draw:style-name="fr1" draw:name="Obiekt2" text:anchor-type="as-char" svg:y="-0.377cm" svg:width="2.133cm" svg:height="0.533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7"><text:s/>dla i = 1, 2.</text:span></text:p>
      <text:p text:style-name="P6" loext:marker-style-name="T5"><text:span text:style-name="T7"/></text:p>
      <text:p text:style-name="P6" loext:marker-style-name="T5"><text:span text:style-name="T7">Macierze są zdefiniowane następująco: </text:span></text:p>
      <text:p text:style-name="P6" loext:marker-style-name="T5"><text:span text:style-name="T7"><draw:frame draw:style-name="fr1" draw:name="Obiekt9" text:anchor-type="as-char" svg:y="-0.377cm" svg:width="0.453cm" svg:height="0.533cm" draw:z-index="5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7"><text:s/>= </text:span><text:span text:style-name="T7"><draw:frame draw:style-name="fr1" draw:name="Obiekt32" text:anchor-type="as-char" svg:y="-1.476cm" svg:width="14.617cm" svg:height="2.743cm" draw:z-index="6"><draw:object xlink:href="./Object 32" xlink:type="simple" xlink:show="embed" xlink:actuate="onLoad"/><draw:image xlink:href="./ObjectReplacements/Object 32" xlink:type="simple" xlink:show="embed" xlink:actuate="onLoad"/><svg:desc>formuła</svg:desc></draw:frame></text:span></text:p>
      <text:p text:style-name="P6" loext:marker-style-name="T5"><text:span text:style-name="T7"/></text:p>
      <text:p text:style-name="P6" loext:marker-style-name="T5"><text:span text:style-name="T7"><draw:frame draw:style-name="fr1" draw:name="Obiekt10" text:anchor-type="as-char" svg:y="-0.377cm" svg:width="0.453cm" svg:height="0.533cm" draw:z-index="7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7"><text:s/>= </text:span><text:span text:style-name="T7"><draw:frame draw:style-name="fr1" draw:name="Obiekt34" text:anchor-type="as-char" svg:y="-1.476cm" svg:width="13.993cm" svg:height="2.743cm" draw:z-index="9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6" loext:marker-style-name="T5"><text:span text:style-name="T7"/></text:p>
      <text:p text:style-name="P6" loext:marker-style-name="T5"><text:span text:style-name="T7">Wektor b zdefiniowany jest następująco:</text:span></text:p>
      <text:p text:style-name="P6" loext:marker-style-name="T5"><text:span text:style-name="T7"><draw:frame draw:style-name="fr1" draw:name="Obiekt11" text:anchor-type="as-char" svg:y="-0.377cm" svg:width="0.226cm" svg:height="0.469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7"><text:s/>= </text:span><text:span text:style-name="T7"><draw:frame draw:style-name="fr1" draw:name="Obiekt42" text:anchor-type="as-char" svg:y="-0.437cm" svg:width="13.418cm" svg:height="0.559cm" draw:z-index="16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6" loext:marker-style-name="T5"><text:span text:style-name="T7"/></text:p>
      <text:p text:style-name="P6" loext:marker-style-name="T5"><text:span text:style-name="T7">Zaburzenie </text:span><text:span text:style-name="T7"><draw:frame draw:style-name="fr1" draw:name="Obiekt3" text:anchor-type="as-char" svg:y="-0.377cm" svg:width="0.554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7"><text:s/>jest zdefiniowane jako losowy wektor o bardzo małej normie euklidesowej </text:span><text:span text:style-name="T7"><draw:frame draw:style-name="fr1" draw:name="Obiekt4" text:anchor-type="as-char" svg:y="-0.437cm" svg:width="2.18cm" svg:height="0.59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<text:s/></text:span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6" loext:marker-style-name="T5"><text:span text:style-name="T7"/></text:p>
      <text:p text:style-name="P6" loext:marker-style-name="T5"><text:span text:style-name="T5"><text:line-break/></text:span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7" loext:marker-style-name="T5"><text:soft-page-break/><text:span text:style-name="T3">Porównanie wyników dla macierzy </text:span><text:span text:style-name="T3"><draw:frame draw:style-name="fr1" draw:name="Obiekt7" text:anchor-type="as-char" svg:y="-0.377cm" svg:width="0.453cm" svg:height="0.533cm" draw:z-index="2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"><text:s/>i wektora </text:span><text:span text:style-name="T3"><draw:frame draw:style-name="fr1" draw:name="Obiekt6" text:anchor-type="as-char" svg:y="-0.377cm" svg:width="0.226cm" svg:height="0.469cm" draw:z-index="8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3"><text:s/>z wynikiem macierzy </text:span><text:span text:style-name="T3"><draw:frame draw:style-name="fr1" draw:name="Obiekt8" text:anchor-type="as-char" svg:y="-0.377cm" svg:width="0.453cm" svg:height="0.533cm" draw:z-index="10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3"><text:s/>z wektorem zaburzony </text:span><text:span text:style-name="T3"><draw:frame draw:style-name="fr1" draw:name="Obiekt5" text:anchor-type="as-char" svg:y="-0.377cm" svg:width="1.071cm" svg:height="0.469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5" loext:marker-style-name="T5"><text:span text:style-name="T5"/></text:p>
      <text:p text:style-name="P12" loext:marker-style-name="T5"><text:span text:style-name="T5">Wynik </text:span><text:span text:style-name="T5"><draw:frame draw:style-name="fr1" draw:name="Obiekt12" text:anchor-type="as-char" svg:y="-0.377cm" svg:width="1.34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5"><text:s/>wynosi: <text:s/></text:span><text:span text:style-name="T5"><draw:frame draw:style-name="fr1" draw:name="Obiekt33" text:anchor-type="as-char" svg:y="-1.476cm" svg:width="2.731cm" svg:height="2.743cm" draw:z-index="23"><draw:object xlink:href="./Object 33" xlink:type="simple" xlink:show="embed" xlink:actuate="onLoad"/><draw:image xlink:href="./ObjectReplacements/Object 33" xlink:type="simple" xlink:show="embed" xlink:actuate="onLoad"/><svg:desc>formuła</svg:desc></draw:frame></text:span></text:p>
      <text:p text:style-name="P12" loext:marker-style-name="T5"><text:span text:style-name="T5"/></text:p>
      <text:p text:style-name="P12" loext:marker-style-name="T5"><text:span text:style-name="T5">Wynik </text:span><text:span text:style-name="T5"><draw:frame draw:style-name="fr1" draw:name="Obiekt13" text:anchor-type="as-char" svg:y="-0.377cm" svg:width="2.184cm" svg:height="0.533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5"><text:s/>wynosi: </text:span><draw:frame draw:style-name="fr1" draw:name="Obiekt35" text:anchor-type="as-char" svg:y="-1.476cm" svg:width="3.366cm" svg:height="2.743cm" draw:z-index="27"><draw:object xlink:href="./Object 35" xlink:type="simple" xlink:show="embed" xlink:actuate="onLoad"/><draw:image xlink:href="./ObjectReplacements/Object 35" xlink:type="simple" xlink:show="embed" xlink:actuate="onLoad"/><svg:desc>formuła</svg:desc></draw:frame></text:p>
      <text:p text:style-name="P12" loext:marker-style-name="T5"><text:span text:style-name="T5"/></text:p>
      <text:p text:style-name="P12" loext:marker-style-name="T5"><text:span text:style-name="T5">Błąd </text:span><text:span text:style-name="T5"><draw:frame draw:style-name="fr1" draw:name="Obiekt14" text:anchor-type="as-char" svg:y="-0.684cm" svg:width="2.275cm" svg:height="1.065cm" draw:z-index="14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5"><text:s/></text:span><text:span text:style-name="T8">wynosi: </text:span><text:span text:style-name="T8"><draw:frame draw:style-name="fr1" draw:name="Obiekt36" text:anchor-type="as-char" svg:y="-1.476cm" svg:width="3.249cm" svg:height="2.743cm" draw:z-index="32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7" loext:marker-style-name="T5"><text:span text:style-name="T7"/></text:p>
      <text:p text:style-name="P14" loext:marker-style-name="T2"><text:span text:style-name="T11">Wnioski</text:span></text:p>
      <text:p text:style-name="P12" loext:marker-style-name="T5"><text:span text:style-name="T5">Małe zaburzenie wektora </text:span><text:span text:style-name="T5"><draw:frame draw:style-name="fr1" draw:name="Obiekt16" text:anchor-type="as-char" svg:y="-0.377cm" svg:width="0.226cm" svg:height="0.469cm" draw:z-index="33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5"><text:s/>spowodowało ogromne zmiany wyniku rozwiązania. </text:span></text:p>
      <text:p text:style-name="P12" loext:marker-style-name="T5"><text:span text:style-name="T5">Macierz </text:span><text:span text:style-name="T5"><draw:frame draw:style-name="fr1" draw:name="Obiekt15" text:anchor-type="as-char" svg:y="-0.377cm" svg:width="0.453cm" svg:height="0.533cm" draw:z-index="15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5"><text:s/>jest źle uwarunkowana i niestabilna numerycznie, co może oznaczać, że jest bardzo blisko macierzy osobliwej.</text:span></text:p>
      <text:p text:style-name="P12" loext:marker-style-name="T5"><text:span text:style-name="T5"/></text:p>
      <text:p text:style-name="P12" loext:marker-style-name="T5"><text:span text:style-name="T5"/></text:p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10" loext:marker-style-name="T5"><text:soft-page-break/><text:span text:style-name="T2">Porównanie wyników dla macierzy </text:span><text:span text:style-name="T2"><draw:frame draw:style-name="fr1" draw:name="Obiekt17" text:anchor-type="as-char" svg:y="-0.377cm" svg:width="0.453cm" svg:height="0.533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/>i wektora </text:span><text:span text:style-name="T2"><draw:frame draw:style-name="fr1" draw:name="Obiekt18" text:anchor-type="as-char" svg:y="-0.377cm" svg:width="0.226cm" svg:height="0.469cm" draw:z-index="18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z wynikiem macierzy </text:span><text:span text:style-name="T2"><draw:frame draw:style-name="fr1" draw:name="Obiekt19" text:anchor-type="as-char" svg:y="-0.377cm" svg:width="0.453cm" svg:height="0.533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2"><text:s/>z wektorem zaburzony </text:span><draw:frame draw:style-name="fr1" draw:name="Obiekt20" text:anchor-type="as-char" svg:y="-0.377cm" svg:width="1.071cm" svg:height="0.469cm" draw:z-index="20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7" loext:marker-style-name="T5"><text:span text:style-name="T5"/></text:p>
      <text:p text:style-name="P13" loext:marker-style-name="T5"><text:span text:style-name="T5">Wynik </text:span><text:span text:style-name="T5"><draw:frame draw:style-name="fr1" draw:name="Obiekt22" text:anchor-type="as-char" svg:y="-0.377cm" svg:width="1.341cm" svg:height="0.533cm" draw:z-index="34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5"><text:s/>wynosi: </text:span><text:span text:style-name="T5"><draw:frame draw:style-name="fr1" draw:name="Obiekt37" text:anchor-type="as-char" svg:y="-1.476cm" svg:width="2.723cm" svg:height="2.743cm" draw:z-index="35"><draw:object xlink:href="./Object 37" xlink:type="simple" xlink:show="embed" xlink:actuate="onLoad"/><draw:image xlink:href="./ObjectReplacements/Object 37" xlink:type="simple" xlink:show="embed" xlink:actuate="onLoad"/><svg:desc>formuła</svg:desc></draw:frame></text:span></text:p>
      <text:p text:style-name="P13" loext:marker-style-name="T5"><text:span text:style-name="T5"/></text:p>
      <text:p text:style-name="P13" loext:marker-style-name="T5"><text:span text:style-name="T5">Wynik </text:span><text:span text:style-name="T5"><draw:frame draw:style-name="fr1" draw:name="Obiekt23" text:anchor-type="as-char" svg:y="-0.377cm" svg:width="2.185cm" svg:height="0.533cm" draw:z-index="36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5"><text:s/>wynosi: </text:span><text:span text:style-name="T5"><draw:frame draw:style-name="fr1" draw:name="Obiekt38" text:anchor-type="as-char" svg:y="-1.476cm" svg:width="2.741cm" svg:height="2.743cm" draw:z-index="3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3" loext:marker-style-name="T5"><text:span text:style-name="T5"/></text:p>
      <text:p text:style-name="P13" loext:marker-style-name="T5"><text:span text:style-name="T5">Błąd </text:span><text:span text:style-name="T5"><draw:frame draw:style-name="fr1" draw:name="Obiekt21" text:anchor-type="as-char" svg:y="-0.684cm" svg:width="2.275cm" svg:height="1.065cm" draw:z-index="21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5"><text:s/></text:span><text:span text:style-name="T8">wynosi: </text:span><text:span text:style-name="T8"><draw:frame draw:style-name="fr1" draw:name="Obiekt39" text:anchor-type="as-char" svg:y="-1.476cm" svg:width="3.161cm" svg:height="2.743cm" draw:z-index="38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7" loext:marker-style-name="T5"><text:span text:style-name="T7"/></text:p>
      <text:p text:style-name="P15" loext:marker-style-name="T2"><text:span text:style-name="T11">Wnioski</text:span></text:p>
      <text:p text:style-name="P12" loext:marker-style-name="T5"><text:span text:style-name="T5">Małe zaburzenie wektora </text:span><text:span text:style-name="T5"><draw:frame draw:style-name="fr1" draw:name="Obiekt24" text:anchor-type="as-char" svg:y="-0.377cm" svg:width="0.226cm" svg:height="0.469cm" draw:z-index="24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5"><text:s/>spowodowało </text:span><text:span text:style-name="T8">niewielkie zmiany w wyniku rozwiązania.</text:span></text:p>
      <text:p text:style-name="P16" loext:marker-style-name="T5">Macierz <draw:frame draw:style-name="fr1" draw:name="Obiekt25" text:anchor-type="as-char" svg:y="-0.377cm" svg:width="0.453cm" svg:height="0.533cm" draw:z-index="25"><draw:object xlink:href="./Object 25" xlink:type="simple" xlink:show="embed" xlink:actuate="onLoad"/><draw:image xlink:href="./ObjectReplacements/Object 25" xlink:type="simple" xlink:show="embed" xlink:actuate="onLoad"/><svg:desc>formuła</svg:desc></draw:frame><text:s/>jest <text:span text:style-name="T15">dobrze uwarunkowana</text:span> i stabilna numerycznie.</text:p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5" loext:marker-style-name="T5"><text:soft-page-break/><text:span text:style-name="T14">Podsumowanie</text:span><text:span text:style-name="T2"> </text:span></text:p>
      <text:p text:style-name="P8" loext:marker-style-name="T5"><text:span text:style-name="T8">Błąd w macierzy </text:span><text:span text:style-name="T8"><draw:frame draw:style-name="fr1" draw:name="Obiekt27" text:anchor-type="as-char" svg:y="-0.377cm" svg:width="0.453cm" svg:height="0.533cm" draw:z-index="39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8"><text:s/>wyniósł: </text:span><text:span text:style-name="T8"><draw:frame draw:style-name="fr1" draw:name="Obiekt40" text:anchor-type="as-char" svg:y="-1.476cm" svg:width="3.249cm" svg:height="2.743cm" draw:z-index="40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8"><text:s/>z kolei w macierzy </text:span><text:span text:style-name="T8"><draw:frame draw:style-name="fr1" draw:name="Obiekt26" text:anchor-type="as-char" svg:y="-0.377cm" svg:width="0.453cm" svg:height="0.533cm" draw:z-index="26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8"><text:s/>wyniósł: </text:span><text:span text:style-name="T8"><draw:frame draw:style-name="fr1" draw:name="Obiekt41" text:anchor-type="as-char" svg:y="-1.476cm" svg:width="3.161cm" svg:height="2.743cm" draw:z-index="41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8">.</text:span></text:p>
      <text:p text:style-name="P8" loext:marker-style-name="T5"><text:span text:style-name="T8"/></text:p>
      <text:p text:style-name="P14" loext:marker-style-name="T5"><text:span text:style-name="T11">Wnioski</text:span></text:p>
      <text:p text:style-name="P7" loext:marker-style-name="T5"><text:span text:style-name="T6">M</text:span><text:span text:style-name="T7">acierz </text:span><text:span text:style-name="T7"><draw:frame draw:style-name="fr1" draw:name="Obiekt28" text:anchor-type="as-char" svg:y="-0.377cm" svg:width="0.453cm" svg:height="0.533cm" draw:z-index="28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7"><text:s/>jest lepiej uwarunkowana numerycznie i ma większą stabilność niż macierz </text:span><text:span text:style-name="T7"><draw:frame draw:style-name="fr1" draw:name="Obiekt29" text:anchor-type="as-char" svg:y="-0.377cm" svg:width="0.453cm" svg:height="0.533cm" draw:z-index="29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7">, która jest gorzej uwarunkowana i ma złą stabilność numeryczną.</text:span></text:p>
      <text:p text:style-name="P12" loext:marker-style-name="T5"><text:span text:style-name="T5">Dokładność rozwiązań jest zagwarantowana bardziej dla macierzy </text:span><text:span text:style-name="T5"><draw:frame draw:style-name="fr1" draw:name="Obiekt30" text:anchor-type="as-char" svg:y="-0.377cm" svg:width="0.453cm" svg:height="0.533cm" draw:z-index="30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5">, </text:span><text:span text:style-name="T8">algorytmy numeryczne</text:span><text:span text:style-name="T5"> mo</text:span><text:span text:style-name="T8">gą</text:span><text:span text:style-name="T5"> pewnie</text:span><text:span text:style-name="T8">j</text:span><text:span text:style-name="T5"> i precyz</text:span><text:span text:style-name="T8">yjniej</text:span><text:span text:style-name="T5"> podawać </text:span><text:span text:style-name="T8">dla niej </text:span><text:span text:style-name="T5">wyniki, w </text:span><text:span text:style-name="T8">przeciwieństwie</text:span><text:span text:style-name="T5"> do macierzy </text:span><text:span text:style-name="T5"><draw:frame draw:style-name="fr1" draw:name="Obiekt31" text:anchor-type="as-char" svg:y="-0.377cm" svg:width="0.453cm" svg:height="0.533cm" draw:z-index="31"><draw:object xlink:href="./Object 31" xlink:type="simple" xlink:show="embed" xlink:actuate="onLoad"/><draw:image xlink:href="./ObjectReplacements/Object 31" xlink:type="simple" xlink:show="embed" xlink:actuate="onLoad"/><svg:desc>formuła</svg:desc></draw:frame></text:span></text:p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5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0-24T14:14:53.145000000</dc:date>
    <meta:editing-duration>PT1H52M43S</meta:editing-duration>
    <meta:editing-cycles>28</meta:editing-cycles>
    <meta:generator>LibreOffice/7.6.2.1$Windows_X86_64 LibreOffice_project/56f7684011345957bbf33a7ee678afaf4d2ba333</meta:generator>
    <meta:print-date>2023-10-24T14:14:49.324000000</meta:print-date>
    <meta:printed-by>Pliki PDF</meta:printed-by>
    <meta:document-statistic meta:table-count="0" meta:image-count="0" meta:object-count="42" meta:page-count="5" meta:paragraph-count="30" meta:word-count="189" meta:character-count="1373" meta:non-whitespace-character-count="1167"/>
  </office:meta>
</office:document-meta>
</file>

<file path=Object 1/content.xml><?xml version="1.0" encoding="utf-8"?>
<math xmlns="http://www.w3.org/1998/Math/MathML" display="block">
  <semantics>
    <mrow>
      <msub>
        <mi>A</mi>
        <mi>i</mi>
      </msub>
      <mrow>
        <mi>y</mi>
        <mo stretchy="false">=</mo>
        <mi>b</mi>
      </mrow>
    </mrow>
    <annotation encoding="StarMath 5.0">A_{i} y = b</annotation>
  </semantics>
</math>
</file>

<file path=Object 10/content.xml><?xml version="1.0" encoding="utf-8"?>
<math xmlns="http://www.w3.org/1998/Math/MathML" display="block">
  <semantics>
    <msub>
      <mi>A</mi>
      <mn>2</mn>
    </msub>
    <annotation encoding="StarMath 5.0">A_2

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row>
      <msub>
        <mi>A</mi>
        <mn>1</mn>
      </msub>
      <mrow>
        <mi>y</mi>
        <mo stretchy="false">=</mo>
        <mi>b</mi>
      </mrow>
    </mrow>
    <annotation encoding="StarMath 5.0">A_{1} y = b</annotation>
  </semantics>
</math>
</file>

<file path=Object 13/content.xml><?xml version="1.0" encoding="utf-8"?>
<math xmlns="http://www.w3.org/1998/Math/MathML" display="block">
  <semantics>
    <mrow>
      <msub>
        <mi>A</mi>
        <mn>1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1
} y = b + Δ b</annotation>
  </semantics>
</math>
</file>

<file path=Object 14/content.xml><?xml version="1.0" encoding="utf-8"?>
<math xmlns="http://www.w3.org/1998/Math/MathML" display="block">
  <semantics>
    <mrow>
      <mo fence="true" form="prefix" stretchy="true">|</mo>
      <mrow>
        <mrow>
          <mfrac>
            <msub>
              <mi>A</mi>
              <mn>1</mn>
            </msub>
            <mrow>
              <mrow>
                <mi>b</mi>
                <mo stretchy="false">+</mo>
                <mi>Δ</mi>
              </mrow>
              <mi>b</mi>
            </mrow>
          </mfrac>
          <mo stretchy="false">−</mo>
          <mfrac>
            <msub>
              <mi>A</mi>
              <mn>1</mn>
            </msub>
            <mi>b</mi>
          </mfrac>
        </mrow>
      </mrow>
      <mo fence="true" form="postfix" stretchy="true">|</mo>
    </mrow>
    <annotation encoding="StarMath 5.0">abs{{frac {A_{1}} {b + Δ b}} - {frac {A_{1}} {b}} }</annotation>
  </semantics>
</math>
</file>

<file path=Object 1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i} y = b + Δ b</annotation>
  </semantics>
</math>
</file>

<file path=Object 20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21/content.xml><?xml version="1.0" encoding="utf-8"?>
<math xmlns="http://www.w3.org/1998/Math/MathML" display="block">
  <semantics>
    <mrow>
      <mo fence="true" form="prefix" stretchy="true">|</mo>
      <mrow>
        <mrow>
          <mfrac>
            <msub>
              <mi>A</mi>
              <mn>2</mn>
            </msub>
            <mrow>
              <mrow>
                <mi>b</mi>
                <mo stretchy="false">+</mo>
                <mi>Δ</mi>
              </mrow>
              <mi>b</mi>
            </mrow>
          </mfrac>
          <mo stretchy="false">−</mo>
          <mfrac>
            <msub>
              <mi>A</mi>
              <mn>2</mn>
            </msub>
            <mi>b</mi>
          </mfrac>
        </mrow>
      </mrow>
      <mo fence="true" form="postfix" stretchy="true">|</mo>
    </mrow>
    <annotation encoding="StarMath 5.0">abs{{frac {A_{2}} {b + Δ b}} - {frac {A_{2}} {b}} }</annotation>
  </semantics>
</math>
</file>

<file path=Object 22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i>b</mi>
      </mrow>
    </mrow>
    <annotation encoding="StarMath 5.0">A_{2} y = b</annotation>
  </semantics>
</math>
</file>

<file path=Object 23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2
} y = b + Δ b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7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28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9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3/content.xml><?xml version="1.0" encoding="utf-8"?>
<math xmlns="http://www.w3.org/1998/Math/MathML" display="block">
  <semantics>
    <mrow>
      <mi>Δ</mi>
      <mi>b</mi>
    </mrow>
    <annotation encoding="StarMath 5.0">Δ b</annotation>
  </semantics>
</math>
</file>

<file path=Object 30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31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.554219275</mn>
            </mtd>
            <mtd>
              <mn>0.871733993</mn>
            </mtd>
            <mtd>
              <mn>0.052575899</mn>
            </mtd>
            <mtd>
              <mn>0.240740262</mn>
            </mtd>
            <mtd>
              <mn>0.316022841</mn>
            </mtd>
          </mtr>
          <mtr>
            <mtd>
              <mn>0.871733993</mn>
            </mtd>
            <mtd>
              <mn>0.553460938</mn>
            </mtd>
            <mtd>
              <mrow>
                <mo stretchy="false">−</mo>
                <mn>0.070921727</mn>
              </mrow>
            </mtd>
            <mtd>
              <mn>0.255463951</mn>
            </mtd>
            <mtd>
              <mn>0.707334556</mn>
            </mtd>
          </mtr>
          <mtr>
            <mtd>
              <mn>0.052575899</mn>
            </mtd>
            <mtd>
              <mrow>
                <mo stretchy="false">−</mo>
                <mn>0.070921727</mn>
              </mrow>
            </mtd>
            <mtd>
              <mn>3.409888776</mn>
            </mtd>
            <mtd>
              <mn>0.293510439</mn>
            </mtd>
            <mtd>
              <mn>0.847758171</mn>
            </mtd>
          </mtr>
          <mtr>
            <mtd>
              <mn>0.240740262</mn>
            </mtd>
            <mtd>
              <mn>0.255463951</mn>
            </mtd>
            <mtd>
              <mn>0.293510439</mn>
            </mtd>
            <mtd>
              <mn>1.108336850</mn>
            </mtd>
            <mtd>
              <mrow>
                <mo stretchy="false">−</mo>
                <mn>0.206925123</mn>
              </mrow>
            </mtd>
          </mtr>
          <mtr>
            <mtd>
              <mrow>
                <mn>0.316022841</mn>
                <mn>0</mn>
              </mrow>
            </mtd>
            <mtd>
              <mn>0.707334556</mn>
            </mtd>
            <mtd>
              <mn>0.847758171</mn>
            </mtd>
            <mtd>
              <mrow>
                <mo stretchy="false">−</mo>
                <mn>0.206925123</mn>
              </mrow>
            </mtd>
            <mtd>
              <mn>2.374094162</mn>
            </mtd>
          </mtr>
        </mtable>
      </mrow>
      <mo fence="true" form="postfix" stretchy="true">]</mo>
    </mrow>
    <annotation encoding="StarMath 5.0">left[matrix{2.554219275#0.871733993#0.052575899#0.240740262# 0.316022841##0.871733993#0.553460938#-0.070921727#0.255463951#0.707334556##0.052575899#-0.070921727#3.409888776#0.293510439#0.847758171##0.240740262 #0.255463951#0.293510439#1.108336850# -0.206925123
##0.316022841 0#0.707334556#0.847758171# -0.206925123#2.374094162}right]</annotation>
  </semantics>
</math>
</file>

<file path=Object 3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22508498</mn>
            </mtd>
          </mtr>
          <mtr>
            <mtd>
              <mrow>
                <mo stretchy="false">−</mo>
                <mn>0.00602246</mn>
              </mrow>
            </mtd>
          </mtr>
          <mtr>
            <mtd>
              <mn>1.84183179</mn>
            </mtd>
          </mtr>
          <mtr>
            <mtd>
              <mrow>
                <mo stretchy="false">−</mo>
                <mn>5.15344238</mn>
              </mrow>
            </mtd>
          </mtr>
          <mtr>
            <mtd>
              <mrow>
                <mo stretchy="false">−</mo>
                <mn>0.21762243</mn>
              </mrow>
            </mtd>
          </mtr>
        </mtable>
      </mrow>
      <mo fence="true" form="postfix" stretchy="true">]</mo>
    </mrow>
    <annotation encoding="StarMath 5.0">left[matrix{0.22508498##-0.00602246##1.84183179##-5.15344238##-0.21762243}right]</annotation>
  </semantics>
</math>
</file>

<file path=Object 3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.645152285</mn>
            </mtd>
            <mtd>
              <mn>0.544589368</mn>
            </mtd>
            <mtd>
              <mn>0.009976745</mn>
            </mtd>
            <mtd>
              <mn>0.327869824</mn>
            </mtd>
            <mtd>
              <mn>0.424193304</mn>
            </mtd>
          </mtr>
          <mtr>
            <mtd>
              <mn>0.544589368</mn>
            </mtd>
            <mtd>
              <mn>1.730410927</mn>
            </mtd>
            <mtd>
              <mn>0.082334875</mn>
            </mtd>
            <mtd>
              <mrow>
                <mo stretchy="false">−</mo>
                <mn>0.057997220</mn>
              </mrow>
            </mtd>
            <mtd>
              <mn>0.318175706</mn>
            </mtd>
          </mtr>
          <mtr>
            <mtd>
              <mn>0.009976745</mn>
            </mtd>
            <mtd>
              <mn>0.082334875</mn>
            </mtd>
            <mtd>
              <mn>3.429845092</mn>
            </mtd>
            <mtd>
              <mn>0.252693077</mn>
            </mtd>
            <mtd>
              <mn>0.797083832</mn>
            </mtd>
          </mtr>
          <mtr>
            <mtd>
              <mn>0.327869824</mn>
            </mtd>
            <mtd>
              <mn>0.057997220</mn>
            </mtd>
            <mtd>
              <mn>0.252693077</mn>
            </mtd>
            <mtd>
              <mn>1.191822050</mn>
            </mtd>
            <mtd>
              <mrow>
                <mo stretchy="false">−</mo>
                <mn>0.103279098</mn>
              </mrow>
            </mtd>
          </mtr>
          <mtr>
            <mtd>
              <mrow>
                <mn>0.424193304</mn>
                <mn>0</mn>
              </mrow>
            </mtd>
            <mtd>
              <mn>0.318175706</mn>
            </mtd>
            <mtd>
              <mn>0.797083832</mn>
            </mtd>
            <mtd>
              <mrow>
                <mo stretchy="false">−</mo>
                <mn>0.103279098</mn>
              </mrow>
            </mtd>
            <mtd>
              <mn>2.502769647</mn>
            </mtd>
          </mtr>
        </mtable>
      </mrow>
      <mo fence="true" form="postfix" stretchy="true">]</mo>
    </mrow>
    <annotation encoding="StarMath 5.0">left[matrix{2.645152285#0.544589368#0.009976745#0.327869824# 0.424193304##0.544589368#1.730410927#0.082334875#-0.057997220#0.318175706##0.009976745#0.082334875#3.429845092#0.252693077#0.797083832##0.327869824 #0.057997220#0.252693077#1.191822050# -0.103279098
##0.424193304 0#0.318175706#0.797083832# -0.103279098#2.502769647}right]</annotation>
  </semantics>
</math>
</file>

<file path=Object 3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2964.39640455</mn>
              </mrow>
            </mtd>
          </mtr>
          <mtr>
            <mtd>
              <mn>10665.64752492</mn>
            </mtd>
          </mtr>
          <mtr>
            <mtd>
              <mn>1390.67045104</mn>
            </mtd>
          </mtr>
          <mtr>
            <mtd>
              <mrow>
                <mo stretchy="false">−</mo>
                <mn>2845.77392087</mn>
              </mrow>
            </mtd>
          </mtr>
          <mtr>
            <mtd>
              <mrow>
                <mo stretchy="false">−</mo>
                <mn>3526.8190043</mn>
              </mrow>
            </mtd>
          </mtr>
        </mtable>
      </mrow>
      <mo fence="true" form="postfix" stretchy="true">]</mo>
    </mrow>
    <annotation encoding="StarMath 5.0">left[matrix{-2964.39640455##10665.64752492##1390.67045104##-2845.77392087##-3526.8190043}right]</annotation>
  </semantics>
</math>
</file>

<file path=Object 3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964.62148954</mn>
            </mtd>
          </mtr>
          <mtr>
            <mtd>
              <mn>10665.65354738</mn>
            </mtd>
          </mtr>
          <mtr>
            <mtd>
              <mn>1388.82861924</mn>
            </mtd>
          </mtr>
          <mtr>
            <mtd>
              <mn>2840.62047848</mn>
            </mtd>
          </mtr>
          <mtr>
            <mtd>
              <mn>3526.60138187</mn>
            </mtd>
          </mtr>
        </mtable>
      </mrow>
      <mo fence="true" form="postfix" stretchy="true">]</mo>
    </mrow>
    <annotation encoding="StarMath 5.0">left[matrix{2964.62148954##10665.65354738##1388.82861924##2840.62047848##3526.60138187}right]</annotation>
  </semantics>
</math>
</file>

<file path=Object 3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57747172</mn>
            </mtd>
          </mtr>
          <mtr>
            <mtd>
              <mrow>
                <mo stretchy="false">−</mo>
                <mn>1.27378458</mn>
              </mrow>
            </mtd>
          </mtr>
          <mtr>
            <mtd>
              <mn>1.67675008</mn>
            </mtd>
          </mtr>
          <mtr>
            <mtd>
              <mrow>
                <mo stretchy="false">−</mo>
                <mn>4.8157949</mn>
              </mrow>
            </mtd>
          </mtr>
          <mtr>
            <mtd>
              <mn>0.20156347</mn>
            </mtd>
          </mtr>
        </mtable>
      </mrow>
      <mo fence="true" form="postfix" stretchy="true">]</mo>
    </mrow>
    <annotation encoding="StarMath 5.0">left[matrix{0.57747172##-1.27378458##1.67675008##-4.8157949##0.20156347}right]</annotation>
  </semantics>
</math>
</file>

<file path=Object 3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57747325</mn>
            </mtd>
          </mtr>
          <mtr>
            <mtd>
              <mrow>
                <mo stretchy="false">−</mo>
                <mn>1.27377832</mn>
              </mrow>
            </mtd>
          </mtr>
          <mtr>
            <mtd>
              <mn>1.67675193</mn>
            </mtd>
          </mtr>
          <mtr>
            <mtd>
              <mrow>
                <mo stretchy="false">−</mo>
                <mn>4.81578467</mn>
              </mrow>
            </mtd>
          </mtr>
          <mtr>
            <mtd>
              <mn>0.20156722</mn>
            </mtd>
          </mtr>
        </mtable>
      </mrow>
      <mo fence="true" form="postfix" stretchy="true">]</mo>
    </mrow>
    <annotation encoding="StarMath 5.0">left[matrix{0.57747325##-1.27377832##1.67675193##-4.81578467##0.20156722}right]</annotation>
  </semantics>
</math>
</file>

<file path=Object 3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.52955371e-06</mn>
            </mtd>
          </mtr>
          <mtr>
            <mtd>
              <mn>6.26330180e-06</mn>
            </mtd>
          </mtr>
          <mtr>
            <mtd>
              <mn>1.84216367e-06</mn>
            </mtd>
          </mtr>
          <mtr>
            <mtd>
              <mn>1.02385908e-05</mn>
            </mtd>
          </mtr>
          <mtr>
            <mtd>
              <mn>3.74273020e-06</mn>
            </mtd>
          </mtr>
        </mtable>
      </mrow>
      <mo fence="true" form="postfix" stretchy="true">]</mo>
    </mrow>
    <annotation encoding="StarMath 5.0">left[matrix{1.52955371e-06##6.26330180e-06##1.84216367e-06##1.02385908e-05##3.74273020e-06}right]</annotation>
  </semantics>
</math>
</file>

<file path=Object 4/content.xml><?xml version="1.0" encoding="utf-8"?>
<math xmlns="http://www.w3.org/1998/Math/MathML" display="block">
  <semantics>
    <mrow>
      <msub>
        <mrow>
          <mo fence="true" form="prefix" stretchy="false">‖</mo>
          <mrow>
            <mrow>
              <mi>∆</mi>
              <mi>b</mi>
            </mrow>
          </mrow>
          <mo fence="true" form="postfix" stretchy="false">‖</mo>
        </mrow>
        <mn>2</mn>
      </msub>
      <mo stretchy="false">≈</mo>
      <msup>
        <mn>10</mn>
        <mrow>
          <mo stretchy="false">−</mo>
          <mn>5</mn>
        </mrow>
      </msup>
    </mrow>
    <annotation encoding="StarMath 5.0">ldline ∆b rdline_2  approx 10^{ -5 }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964.62148954</mn>
            </mtd>
          </mtr>
          <mtr>
            <mtd>
              <mn>10665.65354738</mn>
            </mtd>
          </mtr>
          <mtr>
            <mtd>
              <mn>1388.82861924</mn>
            </mtd>
          </mtr>
          <mtr>
            <mtd>
              <mn>2840.62047848</mn>
            </mtd>
          </mtr>
          <mtr>
            <mtd>
              <mn>3526.60138187</mn>
            </mtd>
          </mtr>
        </mtable>
      </mrow>
      <mo fence="true" form="postfix" stretchy="true">]</mo>
    </mrow>
    <annotation encoding="StarMath 5.0">left[matrix{2964.62148954##10665.65354738##1388.82861924##2840.62047848##3526.60138187}right]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.52955371e-06</mn>
            </mtd>
          </mtr>
          <mtr>
            <mtd>
              <mn>6.26330180e-06</mn>
            </mtd>
          </mtr>
          <mtr>
            <mtd>
              <mn>1.84216367e-06</mn>
            </mtd>
          </mtr>
          <mtr>
            <mtd>
              <mn>1.02385908e-05</mn>
            </mtd>
          </mtr>
          <mtr>
            <mtd>
              <mn>3.74273020e-06</mn>
            </mtd>
          </mtr>
        </mtable>
      </mrow>
      <mo fence="true" form="postfix" stretchy="true">]</mo>
    </mrow>
    <annotation encoding="StarMath 5.0">left[matrix{1.52955371e-06##6.26330180e-06##1.84216367e-06##1.02385908e-05##3.74273020e-06}right]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i>−</mi>
            <mn>0.642912346</mn>
            <mi>,</mi>
            <mi>−</mi>
            <mn>1.408195475</mn>
            <mi>,</mi>
            <mn>4.595622394</mn>
            <mi>,</mi>
            <mi>−</mi>
            <mn>5.073473196</mn>
            <mn>,2</mn>
            <mn>.178020609</mn>
          </mrow>
        </mrow>
        <mo fence="true" form="postfix" stretchy="false">)</mo>
      </mrow>
      <mi>T</mi>
    </msup>
    <annotation encoding="StarMath 5.0">(−0.642912346 ,−1.408195475 , 4.595622394 ,−5.073473196 ,2.178020609)^T</annotation>
  </semantics>
</math>
</file>

<file path=Object 5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9/content.xml><?xml version="1.0" encoding="utf-8"?>
<math xmlns="http://www.w3.org/1998/Math/MathML" display="block">
  <semantics>
    <msub>
      <mi>A</mi>
      <mn>1</mn>
    </msub>
    <annotation encoding="StarMath 5.0">A_1</annotation>
  </semantics>
</math>
</file>